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1f4d4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2940e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1f4d49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2940e4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f4548" officeooo:paragraph-rsid="001f4d49" style:font-size-asian="14pt" style:font-weight-asian="bold" style:font-size-complex="16pt" style:font-weight-complex="bold"/>
    </style:style>
    <style:style style:name="T1" style:family="text">
      <style:text-properties officeooo:rsid="001f4d49"/>
    </style:style>
    <style:style style:name="T2" style:family="text">
      <style:text-properties officeooo:rsid="001fb62b"/>
    </style:style>
    <style:style style:name="T3" style:family="text">
      <style:text-properties officeooo:rsid="0020f068"/>
    </style:style>
    <style:style style:name="T4" style:family="text">
      <style:text-properties officeooo:rsid="0022ebdd"/>
    </style:style>
    <style:style style:name="T5" style:family="text">
      <style:text-properties officeooo:rsid="0024e6ff"/>
    </style:style>
    <style:style style:name="T6" style:family="text">
      <style:text-properties officeooo:rsid="0026d382"/>
    </style:style>
    <style:style style:name="T7" style:family="text">
      <style:text-properties officeooo:rsid="002897fe"/>
    </style:style>
    <style:style style:name="T8" style:family="text">
      <style:text-properties officeooo:rsid="002a5577"/>
    </style:style>
    <style:style style:name="T9" style:family="text">
      <style:text-properties officeooo:rsid="002c6097"/>
    </style:style>
    <style:style style:name="T10" style:family="text">
      <style:text-properties officeooo:rsid="002d32a6"/>
    </style:style>
    <style:style style:name="T11" style:family="text">
      <style:text-properties officeooo:rsid="00348d5d"/>
    </style:style>
    <style:style style:name="T12" style:family="text">
      <style:text-properties officeooo:rsid="003a40f7"/>
    </style:style>
    <style:style style:name="T13" style:family="text">
      <style:text-properties officeooo:rsid="003a7289"/>
    </style:style>
    <style:style style:name="T14" style:family="text">
      <style:text-properties officeooo:rsid="003c70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estionnaire Focus Group (t=<text:span text:style-name="T14">1semaine</text:span>)</text:p>
      <text:p text:style-name="P5"/>
      <text:p text:style-name="P1"/>
      <text:p text:style-name="P3">1)Laquelle de ces 3 expériences avez-vous préféré ?</text:p>
      <text:p text:style-name="P1"/>
      <text:p text:style-name="P1">-</text:p>
      <text:p text:style-name="P1"/>
      <text:p text:style-name="P3">2) Que pourrait-on améliorer pour cette expérience ? (volume sonore, choix des</text:p>
      <text:p text:style-name="P3">ambiances, odeurs…)</text:p>
      <text:p text:style-name="P3"/>
      <text:p text:style-name="P1">-</text:p>
      <text:p text:style-name="P1"/>
      <text:p text:style-name="P3">3) Vous sentiez-vous immergé dans la lecture ?</text:p>
      <text:p text:style-name="P3"/>
      <text:p text:style-name="P1">-</text:p>
      <text:p text:style-name="P1"/>
      <text:p text:style-name="P3">4) Le choix des ambiances vous semblait-il cohérent avec la lecture ?</text:p>
      <text:p text:style-name="P3"/>
      <text:p text:style-name="P1">-</text:p>
      <text:p text:style-name="P1"/>
      <text:p text:style-name="P3"><text:span text:style-name="T1">5</text:span>) <text:span text:style-name="T2">Qui faisaient les commentaires du match </text:span>? <text:span text:style-name="T2">(texte 1)</text:span></text:p>
      <text:p text:style-name="P1"/>
      <text:p text:style-name="P1">- </text:p>
      <text:p text:style-name="P1"/>
      <text:p text:style-name="P3"><text:span text:style-name="T1">6</text:span>) <text:span text:style-name="T3">Qui sont les deux équipes qui s’affrontent </text:span>? <text:span text:style-name="T3">(textes 1)</text:span></text:p>
      <text:p text:style-name="P3"/>
      <text:p text:style-name="P1">- </text:p>
      <text:p text:style-name="P1"/>
      <text:p text:style-name="P3"><text:span text:style-name="T1">7</text:span>) <text:span text:style-name="T4">Qu’est ce qui a déclenché la perte de contrôle du balai d’Harry</text:span>? <text:span text:style-name="T4">(texte 1)</text:span></text:p>
      <text:p text:style-name="P3"/>
      <text:p text:style-name="P1">- </text:p>
      <text:p text:style-name="P1"/>
      <text:p text:style-name="P3"><text:span text:style-name="T1">8</text:span>) <text:span text:style-name="T5">Qu’est-il arrivé à Harry durant le match</text:span> ? <text:span text:style-name="T5">(texte 2)</text:span></text:p>
      <text:p text:style-name="P3"/>
      <text:p text:style-name="P1">- </text:p>
      <text:p text:style-name="P1"/>
      <text:p text:style-name="P1"/>
      <text:p text:style-name="P3"><text:span text:style-name="T1">9</text:span>) <text:span text:style-name="T6">Quel personnage paraissait “vouloir te tuer”</text:span> ?<text:span text:style-name="T7">(texte 2)</text:span></text:p>
      <text:p text:style-name="P1"/>
      <text:p text:style-name="P1">- </text:p>
      <text:p text:style-name="P1"/>
      <text:p text:style-name="P3"><text:span text:style-name="T1">10</text:span>) <text:span text:style-name="T12">Pouvez-vous détailler la façon dont le match s’est terminé </text:span>? <text:span text:style-name="T7">(texte 2)</text:span></text:p>
      <text:p text:style-name="P3"/>
      <text:p text:style-name="P1">- </text:p>
      <text:p text:style-name="P1"><text:soft-page-break/></text:p>
      <text:p text:style-name="P3"><text:span text:style-name="T1">11</text:span>) <text:span text:style-name="T8">Quelle est la couleur de l’équipe Slytherin</text:span> ? <text:span text:style-name="T9">(texte 3)</text:span></text:p>
      <text:p text:style-name="P3"/>
      <text:p text:style-name="P1">- </text:p>
      <text:p text:style-name="P1"/>
      <text:p text:style-name="P3"><text:span text:style-name="T1">12</text:span>) <text:span text:style-name="T10">Qui marque les 10 premiers points </text:span>? <text:span text:style-name="T13">(texte 3)</text:span></text:p>
      <text:p text:style-name="P3"/>
      <text:p text:style-name="P1">- </text:p>
      <text:p text:style-name="P1"/>
      <text:p text:style-name="P4"><text:span text:style-name="T1">13</text:span>) <text:span text:style-name="T11">Qui gagne et comment </text:span>? <text:span text:style-name="T13">(texte 3)</text:span></text:p>
      <text:p text:style-name="P4"/>
      <text:p text:style-name="P2">-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2:57:24.038856202</meta:creation-date>
    <dc:date>2019-04-09T21:41:24.950588178</dc:date>
    <meta:editing-duration>PT42M8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157" meta:character-count="843" meta:non-whitespace-character-count="705"/>
  </office:meta>
</office:document-meta>
</file>